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068cm"/>
    </style:style>
    <style:style style:family="table-column" style:name="co2">
      <style:table-column-properties fo:break-before="auto" style:column-width="0.369cm"/>
    </style:style>
    <style:style style:family="table-column" style:name="co3">
      <style:table-column-properties fo:break-before="auto" style:column-width="2.806cm"/>
    </style:style>
    <style:style style:family="table-column" style:name="co4">
      <style:table-column-properties fo:break-before="auto" style:column-width="2.436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2.872cm"/>
    </style:style>
    <style:style style:family="table-column" style:name="co7">
      <style:table-column-properties fo:break-before="auto" style:column-width="1.783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-row" style:name="ro3">
      <style:table-row-properties fo:break-before="auto" style:use-optimal-row-height="false" style:row-height="0.953cm"/>
    </style:style>
    <style:style style:family="table-row" style:name="ro4">
      <style:table-row-properties fo:break-before="auto" style:use-optimal-row-height="false" style:row-height="0.466cm"/>
    </style:style>
    <style:style style:family="table-row" style:name="ro5">
      <style:table-row-properties fo:break-before="auto" style:use-optimal-row-height="false" style:row-height="0.503cm"/>
    </style:style>
    <style:style style:family="table" style:name="ta1" style:master-page-name="PageStyle_5f_Tabel_20_6">
      <style:table-properties style:writing-mode="lr-tb" table:display="tru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fo:padding="0.071cm" style:diagonal-bl-tr="none" style:rotation-align="none" fo:border="none" style:diagonal-tl-br="none"/>
    </style:style>
    <style:style style:family="table-cell" style:parent-style-name="Default" style:name="ce11">
      <style:table-cell-properties fo:padding="0.071cm" fo:border-left="none" fo:border-top="1.76pt solid #000000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fo:padding="0.071cm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none" fo:border-right="0.74pt solid #000000" style:diagonal-tl-br="none" fo:border-bottom="none" style:diagonal-bl-tr="none" style:rotation-align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fo:padding="0.071cm" fo:border="none" fo:background-color="transparent" style:diagonal-tl-br="none" style:diagonal-bl-tr="none" style:rotation-align="none"/>
    </style:style>
    <style:style style:family="table-cell" style:parent-style-name="Default" style:name="ce3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7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Tabel 6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1"/>
        <table:table-column table:style-name="co4" table:default-cell-style-name="ce27"/>
        <table:table-column table:style-name="co5" table:default-cell-style-name="Default"/>
        <table:table-column table:style-name="co6" table:default-cell-style-name="ce27"/>
        <table:table-column table:style-name="co7" table:default-cell-style-name="ce35" table:number-columns-repeated="251"/>
        <table:table-column table:style-name="co7" table:default-cell-style-name="Default" table:number-columns-repeated="767"/>
        <table:table-row table:style-name="ro1">
          <table:table-cell ns41:value-type="string" table:style-name="TL Title" office:value-type="string">
            <text:p>Tabel 6. Hoofden van gezinnen en afzonderlijk levende personen zonder beroep</text:p>
          </table:table-cell>
          <table:table-cell table:style-name="ce11" table:number-columns-repeated="4"/>
          <table:table-cell table:style-name="ce29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2">
          <table:table-cell ns41:value-type="string" table:number-rows-spanned="2" table:style-name="TL RowProperty" table:number-columns-spanned="1" office:value-type="string">
            <text:p>GEMEENTEN</text:p>
          </table:table-cell>
          <table:table-cell table:style-name="ce12"/>
          <table:table-cell ns41:value-type="string" table:number-rows-spanned="1" table:style-name="TL ColHeader" table:number-columns-spanned="2" office:value-type="string">
            <text:p>Mannen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Vrouwen</text:p>
          </table:table-cell>
          <table:covered-table-cell table:style-name="ce28"/>
          <table:table-cell table:style-name="ce36" table:number-columns-repeated="1018"/>
        </table:table-row>
        <table:table-row table:style-name="ro3">
          <table:covered-table-cell table:style-name="ce4"/>
          <table:table-cell table:style-name="ce12"/>
          <table:table-cell ns41:value-type="string" table:style-name="TL ColHeader" office:value-type="string">
            <text:p>Hoofden</text:p>
          </table:table-cell>
          <table:table-cell ns41:value-type="string" table:style-name="TL ColHeader" office:value-type="string">
            <text:p>Afzonderlijk Levenden</text:p>
          </table:table-cell>
          <table:table-cell ns41:value-type="string" table:style-name="TL ColHeader" office:value-type="string">
            <text:p>Hoofden</text:p>
          </table:table-cell>
          <table:table-cell ns41:value-type="string" table:style-name="TL ColHeader" office:value-type="string">
            <text:p>Afzonderlijk Levenden.</text:p>
          </table:table-cell>
          <table:table-cell table:style-name="ce36" table:number-columns-repeated="1018"/>
        </table:table-row>
        <table:table-row table:style-name="ro1">
          <table:table-cell table:style-name="ce5"/>
          <table:table-cell table:style-name="ce2"/>
          <table:table-cell table:style-name="ce16"/>
          <table:table-cell table:style-name="ce24"/>
          <table:table-cell table:style-name="ce16"/>
          <table:table-cell table:style-name="ce24"/>
          <table:table-cell table:number-columns-repeated="1018"/>
        </table:table-row>
        <table:table-row table:style-name="ro4">
          <table:table-cell ns41:value-type="string" table:style-name="TL RowHeader" office:value-type="string">
            <text:p>s Gravenhage</text:p>
          </table:table-cell>
          <table:table-cell table:style-name="ce2"/>
          <table:table-cell ns41:value-type="float" table:style-name="TL Data" office:value="2278" office:value-type="float">
            <text:p>2278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816" office:value-type="float">
            <text:p>3816</text:p>
          </table:table-cell>
          <table:table-cell ns41:value-type="float" table:style-name="TL Data" office:value="1696" office:value-type="float">
            <text:p>1696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Rotterdam</text:p>
          </table:table-cell>
          <table:table-cell table:style-name="ce2"/>
          <table:table-cell ns41:value-type="float" table:style-name="TL Data" office:value="2002" office:value-type="float">
            <text:p>200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4096" office:value-type="float">
            <text:p>4096</text:p>
          </table:table-cell>
          <table:table-cell ns41:value-type="float" table:style-name="TL Data" office:value="1405" office:value-type="float">
            <text:p>1405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 table:style-name="ce2"/>
          <table:table-cell table:formula="of:=[.C6]+[.C7]" ns41:value-type="float" table:style-name="TL Data" office:value-type="float" office:value="4280">
            <text:p>4280</text:p>
          </table:table-cell>
          <table:table-cell table:formula="of:=[.D6]+[.D7]" ns41:value-type="float" table:style-name="TL Data" office:value-type="float" office:value="415">
            <text:p>415</text:p>
          </table:table-cell>
          <table:table-cell table:formula="of:=[.E6]+[.E7]" ns41:value-type="float" table:style-name="TL Data" office:value-type="float" office:value="7912">
            <text:p>7912</text:p>
          </table:table-cell>
          <table:table-cell table:formula="of:=[.F6]+[.F7]" ns41:value-type="float" table:style-name="TL Data" office:value-type="float" office:value="3101">
            <text:p>3101</text:p>
          </table:table-cell>
          <table:table-cell table:style-name="ce37" table:number-columns-repeated="250"/>
          <table:table-cell table:style-name="ce38" table:number-columns-repeated="768"/>
        </table:table-row>
        <table:table-row table:style-name="ro4">
          <table:table-cell ns41:value-type="string" table:style-name="TL RowHeader" office:value-type="string">
            <text:p>Delft</text:p>
          </table:table-cell>
          <table:table-cell table:style-name="ce2"/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339" office:value-type="float">
            <text:p>339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Dordrecht</text:p>
          </table:table-cell>
          <table:table-cell table:style-name="ce2"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383" office:value-type="float">
            <text:p>383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Leiden</text:p>
          </table:table-cell>
          <table:table-cell table:style-name="ce2"/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542" office:value-type="float">
            <text:p>542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Schiedam</text:p>
          </table:table-cell>
          <table:table-cell table:style-name="ce2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219" office:value-type="float">
            <text:p>219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 table:style-name="ce2"/>
          <table:table-cell table:formula="of:=[.C9]+[.C10]+[.C11]+[.C12]" ns41:value-type="float" table:style-name="TL Data" office:value-type="float" office:value="1529">
            <text:p>1529</text:p>
          </table:table-cell>
          <table:table-cell table:formula="of:=[.D9]+[.D10]+[.D11]+[.D12]" ns41:value-type="float" table:style-name="TL Data" office:value-type="float" office:value="823">
            <text:p>823</text:p>
          </table:table-cell>
          <table:table-cell table:formula="of:=[.E9]+[.E10]+[.E11]+[.E12]" ns41:value-type="float" table:style-name="TL Data" office:value-type="float" office:value="2818">
            <text:p>2818</text:p>
          </table:table-cell>
          <table:table-cell table:formula="of:=[.F9]+[.F10]+[.F11]+[.F12]" ns41:value-type="float" table:style-name="TL Data" office:value-type="float" office:value="1483">
            <text:p>1483</text:p>
          </table:table-cell>
          <table:table-cell table:style-name="ce38" table:number-columns-repeated="1018"/>
        </table:table-row>
        <table:table-row table:style-name="ro4">
          <table:table-cell ns41:value-type="string" table:style-name="TL RowHeader" office:value-type="string">
            <text:p>Beierland (oud-)</text:p>
          </table:table-cell>
          <table:table-cell table:style-name="ce2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7" office:value-type="float">
            <text:p>67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Charlios</text:p>
          </table:table-cell>
          <table:table-cell table:style-name="ce2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52" office:value-type="float">
            <text:p>52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Gorinchem</text:p>
          </table:table-cell>
          <table:table-cell table:style-name="ce2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49" office:value-type="float">
            <text:p>49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Gouda</text:p>
          </table:table-cell>
          <table:table-cell table:style-name="ce2"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91" office:value-type="float">
            <text:p>191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s Gravenzande</text:p>
          </table:table-cell>
          <table:table-cell table:style-name="ce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Katwijk</text:p>
          </table:table-cell>
          <table:table-cell table:style-name="ce2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6" office:value-type="float">
            <text:p>46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Kralingen</text:p>
          </table:table-cell>
          <table:table-cell table:style-name="ce2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61" office:value-type="float">
            <text:p>61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Maassluis</text:p>
          </table:table-cell>
          <table:table-cell table:style-name="ce2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8" office:value-type="float">
            <text:p>48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Ridderkerk</text:p>
          </table:table-cell>
          <table:table-cell table:style-name="ce2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Sliedrecht</text:p>
          </table:table-cell>
          <table:table-cell table:style-name="ce2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65" office:value-type="float">
            <text:p>65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Vlaardingen</text:p>
          </table:table-cell>
          <table:table-cell table:style-name="ce2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48" office:value-type="float">
            <text:p>148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Zoeterwoude</text:p>
          </table:table-cell>
          <table:table-cell table:style-name="ce2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Zwijndrecht</text:p>
          </table:table-cell>
          <table:table-cell table:style-name="ce13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6" office:value-type="float">
            <text:p>46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 table:style-name="ce2"/>
          <table:table-cell table:formula="of:=[.C14]+[.C15]+[.C16]+[.C17]+[.C18]+[.C19]+[.C20]+[.C21]+[.C22]+[.C23]+[.C24]+[.C25]+[.C26]" ns41:value-type="float" table:style-name="TL Data" office:value-type="float" office:value="1104">
            <text:p>1104</text:p>
          </table:table-cell>
          <table:table-cell table:formula="of:=[.D14]+[.D15]+[.D16]+[.D17]+[.D18]+[.D19]+[.D20]+[.D21]+[.D22]+[.D23]+[.D24]+[.D25]+[.D26]" ns41:value-type="float" table:style-name="TL Data" office:value-type="float" office:value="141">
            <text:p>141</text:p>
          </table:table-cell>
          <table:table-cell table:formula="of:=[.E14]+[.E15]+[.E16]+[.E17]+[.E18]+[.E19]+[.E20]+[.E21]+[.E22]+[.E23]+[.E24]+[.E25]+[.E26]" ns41:value-type="float" table:style-name="TL Data" office:value-type="float" office:value="1994">
            <text:p>1994</text:p>
          </table:table-cell>
          <table:table-cell table:formula="of:=[.F14]+[.F15]+[.F16]+[.F17]+[.F18]+[.F19]+[.F20]+[.F21]+[.F22]+[.F23]+[.F24]+[.F25]+[.F26]" ns41:value-type="float" table:style-name="TL Data" office:value-type="float" office:value="857">
            <text:p>857</text:p>
          </table:table-cell>
          <table:table-cell table:style-name="ce38" table:number-columns-repeated="1018"/>
        </table:table-row>
        <table:table-row table:style-name="ro5">
          <table:table-cell ns41:value-type="string" table:style-name="TL RowHeader" office:value-type="string">
            <text:p>Totaal der overige gemeenten</text:p>
          </table:table-cell>
          <table:table-cell table:style-name="ce13"/>
          <table:table-cell ns41:value-type="float" table:style-name="TL Data" office:value="2537" office:value-type="float">
            <text:p>2537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4974" office:value-type="float">
            <text:p>4974</text:p>
          </table:table-cell>
          <table:table-cell ns41:value-type="float" table:style-name="TL Data" office:value="2234" office:value-type="float">
            <text:p>2234</text:p>
          </table:table-cell>
          <table:table-cell table:number-columns-repeated="1018"/>
        </table:table-row>
        <table:table-row table:style-name="ro1">
          <table:table-cell ns41:value-type="string" table:style-name="TL RowHeader" office:value-type="string">
            <text:p>Algemeen Totaal</text:p>
          </table:table-cell>
          <table:table-cell table:style-name="ce2"/>
          <table:table-cell table:formula="of:=[.C8]+[.C13]+[.C27]+[.C28]" ns41:value-type="float" table:style-name="TL Data" office:value-type="float" office:value="9450">
            <text:p>9450</text:p>
          </table:table-cell>
          <table:table-cell table:formula="of:=[.D8]+[.D13]+[.D27]+[.D28]" ns41:value-type="float" table:style-name="TL Data" office:value-type="float" office:value="1756">
            <text:p>1756</text:p>
          </table:table-cell>
          <table:table-cell table:formula="of:=[.E8]+[.E13]+[.E27]+[.E28]" ns41:value-type="float" table:style-name="TL Data" office:value-type="float" office:value="17698">
            <text:p>17698</text:p>
          </table:table-cell>
          <table:table-cell table:formula="of:=[.F8]+[.F13]+[.F27]+[.F28]" ns41:value-type="float" table:style-name="TL Data" office:value-type="float" office:value="7675">
            <text:p>7675</text:p>
          </table:table-cell>
          <table:table-cell table:style-name="ce38" table:number-columns-repeated="1018"/>
        </table:table-row>
        <table:table-row table:style-name="ro4" table:number-rows-repeated="3723">
          <table:table-cell table:number-columns-repeated="2"/>
          <table:table-cell table:style-name="ce10" table:number-columns-repeated="4"/>
          <table:table-cell table:number-columns-repeated="1018"/>
        </table:table-row>
        <table:table-row table:style-name="ro4" table:number-rows-repeated="10448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num-format="1" style:print-orientation="portrait" style:scale-to="100%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6" style:page-layout-name="Mpm3" style:display-name="PageStyle_Tabel 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1T12:58:33</dc:date>
    <meta:print-date>2004-01-22T22:12:01</meta:print-date>
    <meta:document-statistic meta:object-count="0" meta:cell-count="128" meta:table-count="1"/>
    <meta:generator>ODFPY/1.3.0dev</meta:generator>
  </office:meta>
</office:document-meta>
</file>